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llaborative {item based using pearson}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popularity model</text:p>
          </table:table-cell>
          <table:covered-table-cell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movie id</text:p>
          </table:table-cell>
          <table:table-cell office:value-type="string" calcext:value-type="string">
            <text:p>actual score</text:p>
          </table:table-cell>
          <table:table-cell office:value-type="string" calcext:value-type="string">
            <text:p>predicted score</text:p>
          </table:table-cell>
          <table:table-cell/>
          <table:table-cell office:value-type="string" calcext:value-type="string">
            <text:p>actual score</text:p>
          </table:table-cell>
          <table:table-cell office:value-type="string" calcext:value-type="string">
            <text:p>predicted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52095" calcext:value-type="float">
            <text:p>3.552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.397" calcext:value-type="float">
            <text:p>3.3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3.728" calcext:value-type="float">
            <text:p>3.7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723" calcext:value-type="float">
            <text:p>3.7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28" calcext:value-type="float">
            <text:p>3.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4.162" calcext:value-type="float">
            <text:p>4.1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.389" calcext:value-type="float">
            <text:p>3.3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.346" calcext:value-type="float">
            <text:p>4.3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353" calcext:value-type="float">
            <text:p>4.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1.08334396405" calcext:value-type="float">
            <text:p>1.0833439641</text:p>
          </table:table-cell>
          <table:table-cell table:number-columns-repeated="4"/>
          <table:table-cell office:value-type="float" office:value="1.12442551999" calcext:value-type="float">
            <text:p>1.12442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0:50:49.195087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3:27.325713243</meta:creation-date>
    <dc:date>2016-08-31T10:52:56.302586587</dc:date>
    <meta:editing-duration>PT1H38M34S</meta:editing-duration>
    <meta:editing-cycles>15</meta:editing-cycles>
    <meta:generator>LibreOffice/5.1.4.2$Linux_X86_64 LibreOffice_project/10m0$Build-2</meta:generator>
    <meta:document-statistic meta:table-count="1" meta:cell-count="131" meta:object-count="0"/>
  </office:meta>
</office:document-meta>
</file>